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5.25cm"/>
    </style:style>
    <style:style style:name="gr3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3.75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family="'Lucida Console'" style:font-pitch="fixed" fo:font-size="14pt"/>
    </style:style>
    <style:style style:name="T2" style:family="text">
      <style:text-properties fo:font-family="'Lucida Console'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8cm" svg:height="5.5cm" svg:x="5.5cm" svg:y="0.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0cm" svg:height="5.5cm" svg:x="-3.5cm" svg:y="1cm">
          <draw:text-box>
            <text:p text:style-name="P2"><text:span text:style-name="T1">/home</text:span></text:p>
            <text:p text:style-name="P2"><text:span text:style-name="T1"><text:s text:c="6"/></text:span><text:span text:style-name="T1">/calvin</text:span></text:p>
            <text:p text:style-name="P2"><text:span text:style-name="T1"><text:s text:c="8"/></text:span><text:span text:style-name="T1">/plans</text:span></text:p>
            <text:p text:style-name="P2"><text:span text:style-name="T1"><text:s text:c="24"/></text:span><text:span text:style-name="T1">transmogrifier.txt</text:span></text:p>
            <text:p text:style-name="P2"><text:span text:style-name="T1"><text:s text:c="9"/></text:span><text:span text:style-name="T1">/school</text:span></text:p>
            <text:p text:style-name="P2"><text:span text:style-name="T1"><text:s text:c="25"/></text:span><text:span text:style-name="T1">leaf-collection.odp</text:span></text:p>
            <text:p text:style-name="P2"><text:span text:style-name="T1"><text:s text:c="11"/></text:span><text:span text:style-name="T1">/personal</text:span></text:p>
            <text:p text:style-name="P2"><text:span text:style-name="T1"><text:s text:c="15"/></text:span><text:span text:style-name="T1">susie.txt</text:span></text:p>
          </draw:text-box>
        </draw:frame>
        <draw:custom-shape draw:style-name="gr3" draw:text-style-name="P1" draw:layer="layout" svg:width="7.5cm" svg:height="4cm" svg:x="0cm" svg:y="13.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8cm" svg:height="4cm" svg:x="-8cm" svg:y="14cm">
          <draw:text-box>
            <text:p text:style-name="P3"><text:span text:style-name="T1">/home</text:span></text:p>
            <text:p text:style-name="P3"><text:span text:style-name="T1"><text:s text:c="6"/></text:span><text:span text:style-name="T1">/calvin</text:span></text:p>
            <text:p text:style-name="P3"><text:span text:style-name="T1"><text:s text:c="8"/></text:span><text:span text:style-name="T1">/plans</text:span></text:p>
            <text:p text:style-name="P3"><text:span text:style-name="T1"><text:s text:c="24"/></text:span><text:span text:style-name="T1">transmogrifier.txt</text:span></text:p>
            <text:p text:style-name="P3"><text:span text:style-name="T1"><text:s text:c="9"/></text:span><text:span text:style-name="T1">/school</text:span></text:p>
            <text:p text:style-name="P3"><text:span text:style-name="T1"><text:s text:c="11"/></text:span><text:span text:style-name="T1">/personal</text:span></text:p>
            <text:p text:style-name="P3"><text:span text:style-name="T2"><text:s text:c="13"/></text:span></text:p>
          </draw:text-box>
        </draw:frame>
        <draw:custom-shape draw:style-name="gr3" draw:text-style-name="P1" draw:layer="layout" svg:width="6cm" svg:height="4cm" svg:x="7.5cm" svg:y="18.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8cm" svg:height="4cm" svg:x="-0.5cm" svg:y="19cm">
          <draw:text-box>
            <text:p text:style-name="P3"><text:span text:style-name="T1">/home</text:span></text:p>
            <text:p text:style-name="P3"><text:span text:style-name="T1"><text:s text:c="6"/></text:span><text:span text:style-name="T1">/calvin</text:span></text:p>
            <text:p text:style-name="P3"><text:span text:style-name="T1"><text:s text:c="8"/></text:span><text:span text:style-name="T1">/plans</text:span></text:p>
            <text:p text:style-name="P3"><text:span text:style-name="T1"><text:s text:c="9"/></text:span><text:span text:style-name="T1">/school</text:span></text:p>
            <text:p text:style-name="P3"><text:span text:style-name="T1"><text:s text:c="11"/></text:span><text:span text:style-name="T1">/personal</text:span></text:p>
            <text:p text:style-name="P3"><text:span text:style-name="T1"><text:s text:c="15"/></text:span><text:span text:style-name="T1">susie.txt</text:span></text:p>
            <text:p text:style-name="P3"><text:span text:style-name="T2"><text:s text:c="13"/></text:span></text:p>
          </draw:text-box>
        </draw:frame>
        <draw:custom-shape draw:style-name="gr3" draw:text-style-name="P1" draw:layer="layout" svg:width="7.5cm" svg:height="4.5cm" svg:x="13cm" svg:y="12.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3" draw:layer="layout" svg:width="18cm" svg:height="4cm" svg:x="5cm" svg:y="13cm">
          <draw:text-box>
            <text:p text:style-name="P3"><text:span text:style-name="T1">/home</text:span></text:p>
            <text:p text:style-name="P3"><text:span text:style-name="T1"><text:s text:c="6"/></text:span><text:span text:style-name="T1">/calvin</text:span></text:p>
            <text:p text:style-name="P3"><text:span text:style-name="T1"><text:s text:c="8"/></text:span><text:span text:style-name="T1">/plans</text:span></text:p>
            <text:p text:style-name="P3"><text:span text:style-name="T1"><text:s text:c="9"/></text:span><text:span text:style-name="T1">/school</text:span></text:p>
            <text:p text:style-name="P3"><text:span text:style-name="T1"><text:s text:c="25"/></text:span><text:span text:style-name="T1">leaf-collection.odp</text:span></text:p>
            <text:p text:style-name="P3"><text:span text:style-name="T1"><text:s text:c="11"/></text:span><text:span text:style-name="T1">/personal</text:span></text:p>
            <text:p text:style-name="P3"><text:span text:style-name="T2"><text:s text:c="13"/></text:span></text:p>
          </draw:text-box>
        </draw:frame>
        <draw:custom-shape draw:style-name="gr5" draw:text-style-name="P3" draw:layer="layout" svg:width="6cm" svg:height="2cm" svg:x="6.5cm" svg:y="8.5cm">
          <text:p text:style-name="P3">Unif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1" draw:layer="layout" svg:x1="9cm" svg:y1="10.5cm" svg:x2="3cm" svg:y2="13.5cm">
          <text:p text:style-name="P4"/>
        </draw:line>
        <draw:line draw:style-name="gr6" draw:text-style-name="P1" draw:layer="layout" svg:x1="9cm" svg:y1="10.5cm" svg:x2="15cm" svg:y2="12.5cm">
          <text:p text:style-name="P4"/>
        </draw:line>
        <draw:line draw:style-name="gr6" draw:text-style-name="P1" draw:layer="layout" svg:x1="9cm" svg:y1="10.5cm" svg:x2="9cm" svg:y2="18.5cm">
          <text:p text:style-name="P4"/>
        </draw:line>
        <draw:custom-shape draw:style-name="gr7" draw:text-style-name="P1" draw:layer="layout" svg:width="0.5cm" svg:height="2.5cm" svg:x="8.771cm" svg:y="6cm">
          <text:p text:style-name="P4"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layer="layout" svg:width="3.131cm" svg:height="0.988cm" svg:x="1.5cm" svg:y="18cm">
          <draw:text-box>
            <text:p text:style-name="P4">Server 1</text:p>
          </draw:text-box>
        </draw:frame>
        <draw:frame draw:style-name="gr8" draw:layer="layout" svg:width="3.131cm" svg:height="0.988cm" svg:x="15cm" svg:y="17.512cm">
          <draw:text-box>
            <text:p text:style-name="P4">Server 3</text:p>
          </draw:text-box>
        </draw:frame>
        <draw:frame draw:style-name="gr8" draw:layer="layout" svg:width="3.131cm" svg:height="0.988cm" svg:x="8.5cm" svg:y="23.012cm">
          <draw:text-box>
            <text:p text:style-name="P4">Server 2</text:p>
          </draw:text-box>
        </draw:frame>
        <draw:frame draw:style-name="gr8" draw:layer="layout" svg:width="4.325cm" svg:height="2.462cm" svg:x="14.675cm" svg:y="0.538cm">
          <draw:text-box>
            <text:p text:style-name="P4">Unified view</text:p>
            <text:p text:style-name="P4">seen by</text:p>
            <text:p text:style-name="P4">applica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02T00:40:59</meta:creation-date>
    <dc:date>2007-11-02T01:06:13</dc:date>
    <dc:language>en-IN</dc:language>
    <meta:editing-cycles>8</meta:editing-cycles>
    <meta:editing-duration>PT25M17S</meta:editing-duration>
    <meta:user-defined meta:name="Info 1"/>
    <meta:user-defined meta:name="Info 2"/>
    <meta:user-defined meta:name="Info 3"/>
    <meta:user-defined meta:name="Info 4"/>
    <meta:document-statistic meta:object-count="17"/>
  </office:meta>
</office:document-meta>
</file>